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096dbe" style:font-name-asian="Courier New" style:font-size-asian="10pt" style:font-name-complex="Liberation Mono" style:font-size-complex="10pt"/>
    </style:style>
    <style:style style:name="T1" style:family="text">
      <style:text-properties officeooo:rsid="00096d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50">
            <text:p text:style-name="P1">50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Add Statblock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<text:span text:style-name="T1">N</text:span>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<text:span text:style-name="T1">N</text:span>one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New Statblocks should be able to be created for gods, NPCs, and events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<text:s text:c="3"/>1. The add statblock hotkey gets pressed</text:p>
            <text:p text:style-name="P5"><text:s text:c="3"/>2. A new statblock button gets selected in a search or </text:p>
            <text:p text:style-name="P5"><text:s text:c="3"/>from a list of statblocks</text:p>
            <text:p text:style-name="P5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><text:s text:c="3"/>2. Co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5080357987073275089" text:style-name="L1">
              <text:list-item>
                <text:p text:style-name="P3">A new statblock</text:p>
                <text:p text:style-name="P3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4961893998439082782" text:style-name="L2">
              <text:list-item>
                <text:p text:style-name="P4">A statblock gets saved to the database 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The DM wants to add a new statblock</text:p>
            <text:p text:style-name="P5"><text:s text:c="3"/>2. The DM selects the option to add a new statblock for </text:p>
            <text:p text:style-name="P5"><text:s text:c="6"/>a god, NPC, and/or event</text:p>
            <text:p text:style-name="P5"><text:s text:c="3"/>3. The new statblock is successfully added to the </text:p>
            <text:p text:style-name="P5"><text:s text:c="6"/>database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<text:span text:style-name="T1">N</text:span>one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8:13.458000000</dc:date>
    <meta:editing-duration>PT27M20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16" meta:character-count="638" meta:non-whitespace-character-count="515"/>
  </office:meta>
</office:document-meta>
</file>